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Sans" svg:font-family="'DM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303133" loext:opacity="100%" fo:font-size="18pt" fo:letter-spacing="normal" style:font-size-asian="18pt" style:font-size-complex="18pt"/>
    </style:style>
    <style:style style:name="T1" style:family="text">
      <style:text-properties style:font-name="DM Sans" fo:font-size="9.75pt" fo:font-style="normal" fo:font-weight="normal"/>
    </style:style>
    <style:style style:name="T2" style:family="text">
      <style:text-properties style:font-name="DM Sans" fo:font-style="normal" fo:font-weight="normal"/>
    </style:style>
    <style:style style:name="T3" style:family="text">
      <style:text-properties style:font-name-asian="DM Sans" style:font-size-asian="9.75pt" style:font-style-asian="normal" style:font-weight-asian="normal"/>
    </style:style>
    <style:style style:name="T4" style:family="text">
      <style:text-properties style:font-name-asian="DM Sans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东湖新技术开发区高新二路</text:span><text:span text:style-name="T2">22</text:span><text:span text:style-name="T4">号，中国光谷云计算海外高新企业孵化中心</text:span><text:span text:style-name="T2">12</text:span><text:span text:style-name="T4">号研发办公楼栋</text:span><text:span text:style-name="T2">1</text:span><text:span text:style-name="T4">号楼单元</text:span><text:span text:style-name="T2">16</text:span><text:span text:style-name="T4">层</text:span><text:span text:style-name="T2">1</text:span><text:span text:style-name="T4">研发办公号</text:span><text:span text:style-name="T2">16F8,</text:span><text:span text:style-name="T4">武汉市 湖北省</text:span><text:span text:style-name="T2">430223C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Sans" svg:font-family="'DM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8:08:21.324903058</meta:creation-date>
    <dc:date>2025-02-17T08:21:00.017375942</dc:date>
    <meta:editing-duration>PT2M27S</meta:editing-duration>
    <meta:editing-cycles>1</meta:editing-cycles>
    <meta:document-statistic meta:table-count="0" meta:image-count="0" meta:object-count="0" meta:page-count="1" meta:paragraph-count="1" meta:word-count="61" meta:character-count="76" meta:non-whitespace-character-count="75"/>
    <meta:generator>LibreOffice/24.2.7.2$Linux_X86_64 LibreOffice_project/420$Build-2</meta:generator>
  </office:meta>
</office:document-meta>
</file>